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636cm"/>
    </style:style>
    <style:style style:name="co3" style:family="table-column">
      <style:table-column-properties fo:break-before="auto" style:column-width="8.251cm"/>
    </style:style>
    <style:style style:name="co4" style:family="table-column">
      <style:table-column-properties fo:break-before="auto" style:column-width="12.908cm"/>
    </style:style>
    <style:style style:name="co5" style:family="table-column">
      <style:table-column-properties fo:break-before="auto" style:column-width="7.897cm"/>
    </style:style>
    <style:style style:name="ro1" style:family="table-row">
      <style:table-row-properties style:row-height="0.452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6.318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4.528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3.632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4.974cm" fo:break-before="auto" style:use-optimal-row-height="true"/>
    </style:style>
    <style:style style:name="ta1" style:family="table" style:master-page-name="Default">
      <style:table-properties table:display="true" style:writing-mode="lr-tb"/>
    </style:style>
    <number:number-style style:name="N10000" number:language="ja" number:country="JP">
      <number:number number:min-integer-digits="1"/>
    </number:number-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start" fo:margin-left="0cm"/>
    </style:style>
    <style:style style:name="ce12" style:family="table-cell" style:parent-style-name="Default" style:data-style-name="N10000"/>
  </office:automatic-styles>
  <office:body>
    <office:spreadsheet>
      <table:calculation-settings table:automatic-find-labels="false" table:use-regular-expressions="false" table:use-wildcards="true"/>
      <table:table table:name="流体＋gnn" table:style-name="ta1">
        <table:table-column table:style-name="co1" table:default-cell-style-name="ce9"/>
        <table:table-column table:style-name="co2" table:default-cell-style-name="Default"/>
        <table:table-column table:style-name="co3" table:number-columns-repeated="2" table:default-cell-style-name="Default"/>
        <table:table-column table:style-name="co4" table:default-cell-style-name="ce9"/>
        <table:table-column table:style-name="co1" table:default-cell-style-name="Default"/>
        <table:table-column table:style-name="co5" table:default-cell-style-name="Default"/>
        <table:table-column table:style-name="co1" table:default-cell-style-name="Default"/>
        <table:table-row table:style-name="ro1">
          <table:table-cell table:style-name="Default" office:value-type="string" calcext:value-type="string">
            <text:p>論文英語</text:p>
          </table:table-cell>
          <table:table-cell office:value-type="string" calcext:value-type="string">
            <text:p>論文日本語</text:p>
          </table:table-cell>
          <table:table-cell office:value-type="string" calcext:value-type="string">
            <text:p>出版</text:p>
          </table:table-cell>
          <table:table-cell office:value-type="string" calcext:value-type="string">
            <text:p>URL</text:p>
          </table:table-cell>
          <table:table-cell table:style-name="Default" office:value-type="string" calcext:value-type="string">
            <text:p>概要</text:p>
          </table:table-cell>
          <table:table-cell office:value-type="string" calcext:value-type="string">
            <text:p>読んだ</text:p>
          </table:table-cell>
          <table:table-cell office:value-type="string" calcext:value-type="string">
            <text:p>補足</text:p>
          </table:table-cell>
          <table:table-cell/>
        </table:table-row>
        <table:table-row table:style-name="ro2">
          <table:table-cell table:style-name="Default"/>
          <table:table-cell office:value-type="string" calcext:value-type="string">
            <text:p>CFDにおけるデータ同化の強化：グラフニューラルネットワークの使用</text:p>
          </table:table-cell>
          <table:table-cell office:value-type="float" office:value="20231129" calcext:value-type="float">
            <text:p>20231129</text:p>
          </table:table-cell>
          <table:table-cell office:value-type="string" calcext:value-type="string">
            <text:p>https://arxiv.org/pdf/2311.18027.pdf</text:p>
          </table:table-cell>
          <table:table-cell table:style-name="ce10" office:value-type="string" calcext:value-type="string">
            <text:p>この論文では、流体力学におけるデータ同化のための新しい機械学習アプローチを紹介しています。これは、随伴最適化とGNNモデルを組み合わせたものです。レイノルズ平均ナビエ・ストークス（RANS）方程式の改善に焦点を当て、閉鎖項にGNNモデルを使用し、特徴選択なしで平均流れの再構築を向上させています。 </text:p>
          </table:table-cell>
          <table:table-cell office:value-type="float" office:value="0" calcext:value-type="float">
            <text:p>0</text:p>
          </table:table-cell>
          <table:table-cell office:value-type="string" calcext:value-type="string">
            <text:p>データ同化ベース</text:p>
          </table:table-cell>
          <table:table-cell/>
        </table:table-row>
        <table:table-row table:style-name="ro3">
          <table:table-cell table:style-name="Default" office:value-type="string" calcext:value-type="string">
            <text:p>Finite Volume Graph Network(FVGN): Predicting unsteady incompressible fluid dynamics with finite volume informed neural network</text:p>
          </table:table-cell>
          <table:table-cell office:value-type="string" calcext:value-type="string">
            <text:p>有限体積グラフネットワーク：有限体積法に基づくニューラルネットワークによる非定常圧縮性流体力学の予測</text:p>
          </table:table-cell>
          <table:table-cell office:value-type="float" office:value="20230922" calcext:value-type="float">
            <text:p>20230922</text:p>
          </table:table-cell>
          <table:table-cell office:value-type="string" calcext:value-type="string">
            <text:p>https://arxiv.org/abs/2309.10050</text:p>
          </table:table-cell>
          <table:table-cell office:value-type="string" calcext:value-type="string">
            <text:p>この研究では、非定常流れ場の予測において、有限体積法とGNNを統合しています。単一のGNN層内でデュアルメッセージパッシングメカニズムを導入し、流れ場予測の精度を向上させ、トレーニング時間を短縮しています。 </text:p>
          </table:table-cell>
          <table:table-cell office:value-type="string" calcext:value-type="string">
            <text:p>×</text:p>
          </table:table-cell>
          <table:table-cell office:value-type="string" calcext:value-type="string">
            <text:p>有限体積法。長い</text:p>
          </table:table-cell>
          <table:table-cell/>
        </table:table-row>
        <table:table-row table:style-name="ro4">
          <table:table-cell table:style-name="Default"/>
          <table:table-cell office:value-type="string" calcext:value-type="string">
            <text:p>RANS方程式のオペレータ学習：グラフニューラルネットワーク閉鎖モデル</text:p>
          </table:table-cell>
          <table:table-cell office:value-type="float" office:value="20230307" calcext:value-type="float">
            <text:p>20230307</text:p>
          </table:table-cell>
          <table:table-cell office:value-type="string" calcext:value-type="string">
            <text:p>https://arxiv.org/abs/2303.03806</text:p>
          </table:table-cell>
          <table:table-cell office:value-type="string" calcext:value-type="string">
            <text:p>の論文では、RANS方程式の教師あり学習のために、有限要素（FEM）ソルバーとインターフェースするGNNの使用を示しています。テストケースとして、異なるレイノルズ数（40&lt;Re&lt;150）で解決された円筒後方の流れを使用してモデルを訓練しました。GNNモデルは、異なる幾何学的構成とレイノルズ数を持つ未確認のケースでもレイノルズ応力を正確に予測することに成功しました。 </text:p>
          </table:table-cell>
          <table:table-cell table:style-name="ce12" office:value-type="float" office:value="0" calcext:value-type="float">
            <text:p>0</text:p>
          </table:table-cell>
          <table:table-cell office:value-type="string" calcext:value-type="string">
            <text:p>流れの場の一致制については、少し疑念が残る。</text:p>
            <text:p>レイノルズ応力に関しては一致を見せる。（もともとそういうコンセプト）</text:p>
          </table:table-cell>
          <table:table-cell office:value-type="string" calcext:value-type="string">
            <text:p>現在の研究の流れとしては、一番よ誘う？</text:p>
          </table:table-cell>
        </table:table-row>
        <table:table-row table:style-name="ro2">
          <table:table-cell table:style-name="Default" office:value-type="string" calcext:value-type="string">
            <text:p>Emerging trends in machine learning for computational fluid dynamics</text:p>
          </table:table-cell>
          <table:table-cell office:value-type="string" calcext:value-type="string">
            <text:p>数値流体解析のためのMLの新しいトレンド</text:p>
          </table:table-cell>
          <table:table-cell office:value-type="float" office:value="20230405" calcext:value-type="float">
            <text:p>20230405</text:p>
          </table:table-cell>
          <table:table-cell office:value-type="string" calcext:value-type="string">
            <text:p>https://arxiv.org/pdf/2211.15145.pdf</text:p>
          </table:table-cell>
          <table:table-cell office:value-type="string" calcext:value-type="string">
            <text:p>の論文では、機械学習（ML）が計算流体力学（CFD）の分野に与えている影響について論じられています。特に、MLとCFDの間の相乗効果に注目し、既に利益をもたらしている分野や、今後発展が期待される分野を評価しています。また、これらの新しいアプローチに対して慎重な楽観主義のバランスを強調しています。 </text:p>
          </table:table-cell>
          <table:table-cell office:value-type="float" office:value="0" calcext:value-type="float">
            <text:p>0</text:p>
          </table:table-cell>
          <table:table-cell table:number-columns-repeated="2"/>
        </table:table-row>
        <table:table-row table:style-name="ro5">
          <table:table-cell table:style-name="Default" office:value-type="string" calcext:value-type="string">
            <text:p>GRAPHDEEPONET: LEARNING TO SIMULATE TIMEDEPENDENT PARTIAL DIFFERENTIAL EQUATIONS USING GRAPH NEURAL NETWORK AND DEEP OPERATOR NETWORK</text:p>
          </table:table-cell>
          <table:table-cell/>
          <table:table-cell office:value-type="string" calcext:value-type="string">
            <text:p>2024(未出版)</text:p>
          </table:table-cell>
          <table:table-cell office:value-type="string" calcext:value-type="string">
            <text:p>https://openreview.net/pdf?id=u7LFI98JI6</text:p>
          </table:table-cell>
          <table:table-cell table:style-name="ce11" office:value-type="string" calcext:value-type="string">
            <text:p>ディープラーニングを使用した科学技術コンピューティングは、近年大幅な進歩を遂げています。 偏微分方程式 (PDE) のパラメーターから対応する解まで演算子を学習するモデルへの関心が高まっています。 ディープ オペレーター ネットワーク (DeepONet) やフーリエ ニューラル オペレーターなどのモデルは、入出力として関数を処理するのに適した構造で設計されており、ソリューション オペレーターの代理モデルとしてリアルタイム予測を可能にします。 また、特に時間依存偏微分方程式のダイナミクスを対象とした、グラフ ニューラル ネットワーク (GNN) に基づくサロゲート モデルの研究でも大きな進歩がありました。 この論文では、オペレータ学習の成功でよく知られている DeepONet を効果的に適応させるために、GNN に基づく自己回帰モデル GraphDeepONet を提案します。 GraphDeepONet は、DeepONet の利点を継承し、任意のグリッドでの予測を可能にしながら、不規則なグリッドでも解を正確に予測することで、既存の GNN ベースの PDE ソルバー モデルを上回るパフォーマンスを発揮します。 さらに、従来の DeepONet やそのバリアントとは異なり、GraphDeepONet は時間依存 PDE ソリューションの時間外挿を可能にします。 また、任意の時間間隔にわたる連続演算子を近似する GraphDeepONet の汎用近似機能の理論的分析も提供します。</text:p>
          </table:table-cell>
          <table:table-cell office:value-type="float" office:value="0" calcext:value-type="float">
            <text:p>0</text:p>
          </table:table-cell>
          <table:table-cell office:value-type="string" calcext:value-type="string">
            <text:p>難しそう</text:p>
            <text:p>通常のグリッドでは、現在のパフォーマンス</text:p>
          </table:table-cell>
          <table:table-cell/>
        </table:table-row>
        <table:table-row table:style-name="ro6">
          <table:table-cell office:value-type="string" calcext:value-type="string">
            <text:p>Current and emerging deep-learning methods for the simulation of fluid dynamics </text:p>
          </table:table-cell>
          <table:table-cell office:value-type="string" calcext:value-type="string">
            <text:p>数値流体力学のための近年の深層学習手法</text:p>
          </table:table-cell>
          <table:table-cell office:value-type="float" office:value="20230701" calcext:value-type="float">
            <text:p>20230701</text:p>
          </table:table-cell>
          <table:table-cell office:value-type="string" calcext:value-type="string">
            <text:p>https://royalsocietypublishing.org/doi/pdf/10.1098/rspa.2023.0058</text:p>
          </table:table-cell>
          <table:table-cell office:value-type="string" calcext:value-type="string">
            <text:p>過去 10 年間、機械学習の一分野であるディープ ラーニング (DL) は急速な進歩を遂げてきました。画像合成や自然言語処理など、従来は自動化が複雑だったタスクのための強力なツールが開発されています。流体力学のシミュレーションの文脈では、これにより、従来の数値ソルバーを置き換えたり拡張したりするための一連の新しい DL 手法が生まれました。これらの手法を物理駆動型手法とデータ駆動型手法に大別します。物理主導の方法では、一般に、支配偏微分方程式の残差を最小化することによって、特定の流体力学問題に対する分析的かつ微分可能な解を提供するために DL モデルを調整します。データ駆動型手法は、DL モデルのパラメーターを調整するときに使用される観測値と一部の物理的特性を共有する流体力学問題に対して、高速かつ近似的な解決策を提供します。一方、数値ソルバーと DL の共生により、乱流モデリングと反復ソルバーの高速化において有望な結果が得られました。ただし、これらの方法にはいくつかの課題があります。もっぱらデータ駆動型の流れシミュレーターは、外挿が不十分であったり、時間依存のシミュレーションでエラーが蓄積したり、乱流に対するトレーニングが困難であることがよくあります。したがって、現在の技術水準を向上させる可能性のあるアプローチに多大な努力が投資されています。</text:p>
          </table:table-cell>
          <table:table-cell office:value-type="float" office:value="0" calcext:value-type="float">
            <text:p>0</text:p>
          </table:table-cell>
          <table:table-cell table:style-name="ce11" office:value-type="string" calcext:value-type="string">
            <text:p>GNNが非構造メッシュでは最有望の技術として紹介されている。</text:p>
            <text:p>GNN モデルは、現在、幾何学的および位相的に複雑な領域における流体力学のシミュレーションを学習するための最も有望なアプローチです。 MP に基づく最新の GNN は、重み共有による局所性や空間不変性などの基本的な特性を CNN と共有します [79]。物理システムをシミュレートするための GNN モデルの適用は、点粒子 [87,88] の離散システムから始まり、その後、ラグランジュ粒子に離散化された変形可能材料 [148,149] と液体 [93] が続きました (§4(c) を参照)。最近では、GNN はオイラー流シミュレーションのシミュレーションにも適用されています [53,54]。この文脈において、CNN モデルとは異なり、GNN モデルは流体領域の任意の離散化を処理できます。これにより、複雑なジオメトリの境界を正確に離散化し、ドメイン内で解像度を不均一に分散することが可能になり、物理学が解決するのがより困難な場合により多くの計算労力を費やすことができます。グラフ G := (V, E) では、ノード V が解を取得しますが、エッジ E のセットは通常ノードの近接性に基づいて構築され、ノードとエッジの状態をグラフ全体に伝播するメカニズムを表します。 CNN モデルと同様に、GNN モデルは定常 [91,150–152] および非定常 [53,54,153] の流れの解を推論するために使用されてきました。</text:p>
          </table:table-cell>
          <table:table-cell/>
        </table:table-row>
        <table:table-row table:style-name="ro7">
          <table:table-cell office:value-type="string" calcext:value-type="string">
            <text:p>REMUS-GNN: A ROTATION-EQUIVARIANT MODEL FOR SIMULATING CONTINUUM DYNAMICS </text:p>
          </table:table-cell>
          <table:table-cell/>
          <table:table-cell office:value-type="float" office:value="20220505" calcext:value-type="float">
            <text:p>20220505</text:p>
          </table:table-cell>
          <table:table-cell office:value-type="string" calcext:value-type="string">
            <text:p>https://arxiv.org/pdf/2205.07852.pdf</text:p>
          </table:table-cell>
          <table:table-cell office:value-type="string" calcext:value-type="string">
            <text:p>本研究では、多様な長さのスケールを包含する連続動力学系のシミュレーションのための、回転等価な多スケールモデルであるREMuS-GNNを紹介します。REMuS-GNNは、非構造化されたノードセットに離散化された物理領域の入力ベクトル場から出力ベクトル場を予測するように設計されています。領域の回転に対する等価性は、ネットワークが基礎となる物理をより効率的に学習するための望ましい帰納的バイアスであり、同様のアーキテクチャを持つがこのような対称性を欠くモデルと比較して、精度と一般化が向上します。 </text:p>
          </table:table-cell>
          <table:table-cell office:value-type="float" office:value="0" calcext:value-type="float">
            <text:p>0</text:p>
          </table:table-cell>
          <table:table-cell office:value-type="string" calcext:value-type="string">
            <text:p>今は回転同位性はそこまで重要視していない…</text:p>
          </table:table-cell>
          <table:table-cell/>
        </table:table-row>
        <table:table-row table:style-name="ro8">
          <table:table-cell office:value-type="string" calcext:value-type="string">
            <text:p>Surrogate modelling for uid ow problems and application on cleaning model </text:p>
          </table:table-cell>
          <table:table-cell/>
          <table:table-cell office:value-type="float" office:value="20230816" calcext:value-type="float">
            <text:p>20230816</text:p>
          </table:table-cell>
          <table:table-cell office:value-type="string" calcext:value-type="string">
            <text:p>https://sankalpjena.github.io/documents/master_thesis_SJena.pdf</text:p>
          </table:table-cell>
          <table:table-cell office:value-type="string" calcext:value-type="string">
            <text:p>本研究では、表面に障害物を持つチャネルフローにおけるクリーニングシミュレーションタスクのための、教師あり深層学習に基づく代理モデルを探求しました。目的は、頻繁なRANS流体流シミュレーションなしでクリーニング時間を最適化することでした。文献研究では、シミュレーションメッシュに対する適応性のためにグラフニューラルネットワークを推奨しています。平面チャネルフロー用のベンチマーク代理モデルが作成され、続いて3種類の障害物幾何学を持つチャネルフロー用のモデルが開発されました。代理モデルはクリーニング時間の予測およびRANSシミュレーションに比べて50倍の加速を達成する点で印象的な精度を示しました。ただし、流れ分離シナリオに対する予測は最適でなかった。将来の方向性としては、段階的な転移学習による予測精度の向上と、計算流体力学におけるより広範な応用のための物理制約を持つ深層ニューラルネットワークアーキテクチャの探求が含まれています​​。 </text:p>
          </table:table-cell>
          <table:table-cell office:value-type="float" office:value="0" calcext:value-type="float">
            <text:p>0</text:p>
          </table:table-cell>
          <table:table-cell office:value-type="string" calcext:value-type="string">
            <text:p>github</text:p>
            <text:p><text:a xlink:href="https://github.com/sankalpjena/GNN-RANS-Flow?tab=readme-ov-file" xlink:type="simple">https://github.com/sankalpjena/GNN-RANS-Flow?tab=readme-ov-file</text:a></text:p>
            <text:p>修士論文、長い</text:p>
          </table:table-cell>
          <table:table-cell/>
        </table:table-row>
        <table:table-row table:style-name="ro9">
          <table:table-cell office:value-type="string" calcext:value-type="string">
            <text:p>A Finite Element-Inspired Hypergraph Neural Network: Application to Fluid Dynamics Simulations </text:p>
          </table:table-cell>
          <table:table-cell/>
          <table:table-cell office:value-type="float" office:value="20221230" calcext:value-type="float">
            <text:p>20221230</text:p>
          </table:table-cell>
          <table:table-cell office:value-type="string" calcext:value-type="string">
            <text:p>https://arxiv.org/abs/2212.14545</text:p>
          </table:table-cell>
          <table:table-cell office:value-type="string" calcext:value-type="string">
            <text:p>有限要素法に着想を得たハイパーグラフに基づくメッセージ伝播ネットワークを用いて流体動力学シミュレーションの精度と安定性を向上させた研究です。 </text:p>
          </table:table-cell>
          <table:table-cell office:value-type="float" office:value="0" calcext:value-type="float">
            <text:p>0</text:p>
          </table:table-cell>
          <table:table-cell table:number-columns-repeated="2"/>
        </table:table-row>
        <table:table-row table:style-name="ro10">
          <table:table-cell office:value-type="string" calcext:value-type="string">
            <text:p>Finite Volume Features, Global Geometry Representations, and Residual Training for Deep Learning-based CFD Simulation </text:p>
          </table:table-cell>
          <table:table-cell/>
          <table:table-cell office:value-type="float" office:value="20231124" calcext:value-type="float">
            <text:p>20231124</text:p>
          </table:table-cell>
          <table:table-cell office:value-type="string" calcext:value-type="string">
            <text:p>https://arxiv.org/pdf/2311.14464.pdf</text:p>
          </table:table-cell>
          <table:table-cell office:value-type="string" calcext:value-type="string">
            <text:p>本研究では、計算流体力学（CFD）シミュレーションにおける予測誤差を軽減するために、新たな幾何学的表現（Shortest Vector: SV、Directional Integrated Distance: DID）と、グラフ畳み込みにおける有限体積特徴（Finite Volume Features: FVF）の利用を提案し、低解像度データを用いた残差トレーニングを導入している​​。実験結果によると、提案された幾何学的特徴と有限体積特徴は、MeshGraphNet、BSMS-GNN、Chen-GCNN、Graph U-Netなどの５つの最先端GNNメソッドにおける予測誤差を最大41%削減する効果があることが確認された。加えて、残差トレーニングを導入することでCFDGCNの誤差削減が41%に増加することが示された​​。</text:p>
          </table:table-cell>
          <table:table-cell table:number-columns-repeated="3"/>
        </table:table-row>
        <table:table-row table:style-name="ro11">
          <table:table-cell office:value-type="string" calcext:value-type="string">
            <text:p>Interpretable Fine-Tuning for Graph Neural Network Surrogate Models </text:p>
          </table:table-cell>
          <table:table-cell/>
          <table:table-cell office:value-type="float" office:value="20231124" calcext:value-type="float">
            <text:p>20231124</text:p>
          </table:table-cell>
          <table:table-cell office:value-type="string" calcext:value-type="string">
            <text:p>https://arxiv.org/pdf/2311.07548.pdf</text:p>
          </table:table-cell>
          <table:table-cell office:value-type="string" calcext:value-type="string">
            <text:p>本研究は、GNN（Graph Neural Networks）を用いたデータベースの代理モデル構築技術を進化させ、流体力学モデリングにおける非構造化メッシュデータを直接操作する新しい解釈可能なファインチューニング戦略を紹介します。提案されたファインチューニング手法は、事前訓練されたベースラインGNNに解釈可能性を追加し、予測タスクに不可欠な物理空間の領域を適応的なサブグラフサンプリング戦略を通じて特定します。この手法の有効性は、高レイノルズ数での逆向きステップ上での流れの非構造化流れデータを用いたデモンストレーションを通じて確認されました。これにより、ファインチューニングされたGNNが、既知の問題固有の物理との間で直接的なリンクを保ちながら、予測能力を維持できることが示されています​​。</text:p>
          </table:table-cell>
          <table:table-cell table:number-columns-repeated="3"/>
        </table:table-row>
        <table:table-row table:style-name="ro12">
          <table:table-cell office:value-type="string" calcext:value-type="string">
            <text:p>Three-Dimensional Granular Flow Simulation Using Graph Neural NetworkBased Learned Simulator </text:p>
          </table:table-cell>
          <table:table-cell/>
          <table:table-cell office:value-type="float" office:value="20231113" calcext:value-type="float">
            <text:p>20231113</text:p>
          </table:table-cell>
          <table:table-cell office:value-type="string" calcext:value-type="string">
            <text:p>https://arxiv.org/ftp/arxiv/papers/2311/2311.07416.pdf</text:p>
          </table:table-cell>
          <table:table-cell office:value-type="string" calcext:value-type="string">
            <text:p>本研究では、ランドスライドや流出による地質技術的なリスクを評価するために、粒状流のダイナミクスを正確にシミュレートするための新しい方法を提案しています。従来の数値的手法は計算上の問題を引き起こすため、グラフニューラルネットワーク（GNN）に基づくシミュレータ（GNS）を開発し、粒状流の状態と相互作用を表現し、その局所的な相互作用の法則を学習します。GNSは限られた数の粒状流の軌跡でトレーニングされ、3次元の粒状柱崩壊ドメインでのパフォーマンスを評価されました​​。GNSの効果は、異なる初期アスペクト比を持つ柱崩壊の全体的な挙動を再現することによって確認されました。訓練中には遭遇しなかった様々なアスペクト比の柱崩壊の挙動を正確に再現し、高忠実度の数値シミュレーターと比較して計算速度が300倍高速であることが示されました​​。</text:p>
          </table:table-cell>
          <table:table-cell table:number-columns-repeated="3"/>
        </table:table-row>
        <table:table-row table:style-name="ro13">
          <table:table-cell office:value-type="string" calcext:value-type="string">
            <text:p>Identification of vortex in unstructured mesh with graph neural networks </text:p>
          </table:table-cell>
          <table:table-cell/>
          <table:table-cell office:value-type="float" office:value="20231111" calcext:value-type="float">
            <text:p>20231111</text:p>
          </table:table-cell>
          <table:table-cell office:value-type="string" calcext:value-type="string">
            <text:p>https://arxiv.org/pdf/2311.06557.pdf</text:p>
          </table:table-cell>
          <table:table-cell office:value-type="string" calcext:value-type="string">
            <text:p>本研究では、計算流体力学(CFD)の結果から渦を識別するためのグラフニューラルネットワーク(GNN)モデルを提案しています。CNNに代わる新しい手法として、非構造化メッシュに適応可能なGNNに基づくモデルを用いて、複雑なジオメトリーを持つ実用的なCFDケースでの流れの特性を識別します。このモデルではU-Netアーキテクチャと代数多重格子法に基づいて生成されたグラフ階層を活用し、訓練効率と分類性能を向上させます​​。</text:p>
          </table:table-cell>
          <table:table-cell table:number-columns-repeated="3"/>
        </table:table-row>
        <table:table-row table:style-name="ro12">
          <table:table-cell office:value-type="string" calcext:value-type="string">
            <text:p>SURF: A Generalization Benchmark for GNNs Predicting Fluid Dynamics </text:p>
          </table:table-cell>
          <table:table-cell/>
          <table:table-cell office:value-type="float" office:value="20231120" calcext:value-type="float">
            <text:p>20231120</text:p>
          </table:table-cell>
          <table:table-cell office:value-type="string" calcext:value-type="string">
            <text:p>https://arxiv.org/pdf/2310.20049.pdf</text:p>
          </table:table-cell>
          <table:table-cell office:value-type="string" calcext:value-type="string">
            <text:p>SURFは、流体力学を予測するGNNの一般化能力を評価するためのベンチマークです。特に、学習ベースの流体シミュレータが未確認の環境や異なるトポロジー、解像度、および熱力学的範囲にどの程度適応できるかをテストすることに焦点を当てています。SURFは、異なるモデルの評価と比較のための特定のパフォーマンスと一般化メトリクスを提供する個々のデータセットで構成されています​​。SURFベンチマークは非圧縮流のみを対象としており、データセットは常に乱流です。そのため、実際に発生する可能性のあるすべての構成をカバーしておらず、これらのモデルが実世界のアプリケーションでどれだけ一般化するかについての正確な判断はできません。提示されたメトリクスは、異なるドメインへの一般化能力を判断するのに適していますが、テストに含まれていない変動に対するモデルの一般化を完全に評価するものではありません​​。</text:p>
          </table:table-cell>
          <table:table-cell/>
          <table:table-cell office:value-type="string" calcext:value-type="string">
            <text:p>汎化性能の指標を見るのによさそう</text:p>
            <text:p>非定常流体解析？</text:p>
          </table:table-cell>
          <table:table-cell/>
        </table:table-row>
        <table:table-row table:style-name="ro11">
          <table:table-cell office:value-type="string" calcext:value-type="string">
            <text:p>Graph Neural Networks for Airfoil Design </text:p>
          </table:table-cell>
          <table:table-cell/>
          <table:table-cell office:value-type="float" office:value="20230509" calcext:value-type="float">
            <text:p>20230509</text:p>
          </table:table-cell>
          <table:table-cell office:value-type="string" calcext:value-type="string">
            <text:p>https://arxiv.org/pdf/2305.05469.pdf</text:p>
          </table:table-cell>
          <table:table-cell office:value-type="string" calcext:value-type="string">
            <text:p>この研究は、グラフニューラルネットワーク（GNN）を活用し、異なるエアフォイル形状に対する2次元定常非圧縮性ナビエ・ストークス方程式の解を近似することを目的としています。このアプローチは、体積全体にわたるパフォーマンスだけでなく、壁面せん断応力や等静圧などの表面量の近似にも焦点を当てており、リフトやドラッグなどのグローバル係数の推測を通じてデザインの探索を可能にします。エアフォイルの形状、攻撃角、およびアスペクト比を定義し、Gmshを使用してこれらのジオメトリー周辺にメッシュを構築し、OpenFoamを使用してCFDシミュレーションを実行しました。これにより、異なるエアフォイル形状でナビエ・ストークス方程式の解を近似するためのデータが生成され、モデルの学習と検証が可能になりました。</text:p>
          </table:table-cell>
          <table:table-cell table:number-columns-repeated="3"/>
        </table:table-row>
        <table:table-row table:style-name="ro14">
          <table:table-cell office:value-type="string" calcext:value-type="string">
            <text:p>Multiscale Graph Neural Network Autoencoders for Interpretable Scientific Machine Learnin </text:p>
          </table:table-cell>
          <table:table-cell/>
          <table:table-cell office:value-type="float" office:value="20230217" calcext:value-type="float">
            <text:p>20230217</text:p>
          </table:table-cell>
          <table:table-cell office:value-type="string" calcext:value-type="string">
            <text:p>https://arxiv.org/pdf/2302.06186.pdf</text:p>
          </table:table-cell>
          <table:table-cell office:value-type="string" calcext:value-type="string">
            <text:p>この研究は、オートエンコーダベースのモデルにおける潜在空間の解釈可能性と非構造化メッシュとの互換性の2つの制限に対処するため、グラフニューラルネットワーク(GNN)オートエンコーディングアーキテクチャを開発しています。特に、複雑な流体流れのアプリケーションに対するこのアーキテクチャのデモンストレーションは、適応的グラフ縮小手順によってノード数を減少させ、解釈可能な潜在グラフ表現を生成し、多スケールメッセージパッシング(MMP)レイヤーを利用して非構造化メッシュとの互換性を実現しています​​。このアーキテクチャは、高レイノルズ数でのOpenFOAMベースの流体ソルバーを使用した大規模乱流シミュレーションから得られた非構造化スナップショットデータに基づいて、後方向きステップ(BFS)流れ構成でテストされました。潜在空間の解析はこれらのスナップショットで実施され、潜在空間の解釈可能性と物理的意義、および潜在グラフによって生み出される再構築精度、解釈可能性、達成可能な圧縮の間のトレードオフを実証しています​​。</text:p>
          </table:table-cell>
          <table:table-cell table:number-columns-repeated="3"/>
        </table:table-row>
        <table:table-row table:style-name="ro12">
          <table:table-cell office:value-type="string" calcext:value-type="string">
            <text:p>MAgNet: Mesh Agnostic Neural PDE Solver </text:p>
          </table:table-cell>
          <table:table-cell/>
          <table:table-cell office:value-type="float" office:value="20221011" calcext:value-type="float">
            <text:p>20221011</text:p>
          </table:table-cell>
          <table:table-cell office:value-type="string" calcext:value-type="string">
            <text:p>https://arxiv.org/pdf/2210.05495.pdf</text:p>
          </table:table-cell>
          <table:table-cell office:value-type="string" calcext:value-type="string">
            <text:p>この研究は、PDE（偏微分方程式）を解くための新しい枠組み「MAgNet」を提案し、任意のメッシュ（不規則なものも含む）上でPDEを解くことを可能にします。このアーキテクチャは、暗黙的ニューラル表現（INR）の最近の進展を活用し、GNN（グラフニューラルネットワーク）を用いて、新しい非一様メッシュへのゼロショット一般化と、最大250フレーム先までの長期予測を実現します。MAgNetは、様々なPDEシミュレーションデータセットで正確な予測を行い、既存のベースラインと比較して好意的な結果を示し、異なるメッシュや解像度にもよく一般化します​​。MAgNetは、多様なPDEシミュレーションデータセットでテストされ、正確な予測を生成することが実証されました。また、補間損失と予測損失を用いたトレーニングにより、モデルが空間クエリで生成された補間値と、将来の予測が正確であることを保証します​​。</text:p>
          </table:table-cell>
          <table:table-cell table:number-columns-repeated="3"/>
        </table:table-row>
        <table:table-row table:style-name="ro12">
          <table:table-cell office:value-type="string" calcext:value-type="string">
            <text:p>Simulating Liquids with Graph Networks </text:p>
          </table:table-cell>
          <table:table-cell/>
          <table:table-cell office:value-type="float" office:value="20220314" calcext:value-type="float">
            <text:p>20220314</text:p>
          </table:table-cell>
          <table:table-cell office:value-type="string" calcext:value-type="string">
            <text:p>https://arxiv.org/pdf/2203.07895.pdf</text:p>
          </table:table-cell>
          <table:table-cell office:value-type="string" calcext:value-type="string">
            <text:p>この研究では、液体の動態をグラフニューラルネットワーク(GNN)で学習し、その一般化能力が以前の研究よりも限られていることを示し、ネットワーク入力にランダムノイズを加える現行の手法に疑問を投げかけています。複数のシミュレーションステップを展開することで、実データ分布を取り入れることが精度向上につながること、また、ドメイン特有の特徴を学習モデルから隠すことが一般化を向上させることが分かりました.GNSモデルは、異なるドメインでの一般化、複雑な力学、不完全な最適化にも関わらず、独自のFLIPシミュレータから生成されたデータセットを使用して液体動態を学習する能力があることが示されています。また、一般的なトレーニング損失ではなく、複数ステップにわたる損失関数を使用することで、シミュレーションのロールアウト中に蓄積されるエラーを軽減し、競争力のある結果をもたらしています</text:p>
          </table:table-cell>
          <table:table-cell table:number-columns-repeated="3"/>
        </table:table-row>
        <table:table-row table:style-name="ro12">
          <table:table-cell office:value-type="string" calcext:value-type="string">
            <text:p>Simulating Continuum Mechanics with Multi-Scale Graph Neural Networks </text:p>
          </table:table-cell>
          <table:table-cell/>
          <table:table-cell office:value-type="float" office:value="20210609" calcext:value-type="float">
            <text:p>20210609</text:p>
          </table:table-cell>
          <table:table-cell office:value-type="string" calcext:value-type="string">
            <text:p>https://arxiv.org/pdf/2106.04900.pdf</text:p>
          </table:table-cell>
          <table:table-cell office:value-type="string" calcext:value-type="string">
            <text:p>この論文では、連続体力学を数値的にシミュレートするための新しい多重尺度グラフニューラルネットワークモデル、MultiScaleGNNを紹介します。MultiScaleGNNは物理領域を非構造化されたノードの集合として表現し、異なるスケールの空間解像度をエンコードする複数のグラフを構築し、これらのグラフ間のメッセージ伝達を通じて連続体力学を効率的かつ正確に推論することができます​​。MultiScaleGNNは、様々なレイノルズ数を持つ非定常非圧縮流体力学をシミュレートするために訓練され、この範囲内の未確認のレイノルズ数に対して非常に良好な補間が見られました。特に、訓練範囲の端にあたるレイノルズ数で、地上真実と予測が非常によく一致していることが示されています。推論速度は、トレーニングデータセットの生成に使用された高次ソルバーと比較して、2から4桁速いという結果が得られています​​。</text:p>
          </table:table-cell>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游ゴシック" style:language-asian="ja" style:country-asian="JP" style:font-name-complex="Arial" style:language-complex="hi" style:country-complex="IN"/>
    </style:default-style>
    <number:number-style style:name="N0">
      <number:number number:min-integer-digits="1"/>
    </number:number-style>
    <number:currency-style style:name="N10111P0" style:volatile="true" number:language="ja" number:country="JP">
      <number:currency-symbol>￥</number:currency-symbol>
      <number:number number:decimal-places="0" number:min-decimal-places="0" number:min-integer-digits="1" number:grouping="true"/>
    </number:currency-style>
    <number:currency-style style:name="N10111" number:language="ja" number:country="JP">
      <style:text-properties fo:color="#ff0000"/>
      <number:text>-</number:text>
      <number:currency-symbol>￥</number:currency-symbol>
      <number:number number:decimal-places="0" number:min-decimal-places="0" number:min-integer-digits="1" number:grouping="true"/>
      <style:map style:condition="value()&gt;=0" style:apply-style-name="N10111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3">0000/00/00</text:date>, <text:time style:data-style-name="N2" text:time-value="18:36:16.068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16T10:51:15.100000000</meta:creation-date>
    <dc:date>2024-01-23T13:51:19.987000000</dc:date>
    <meta:editing-duration>PT4H54M57S</meta:editing-duration>
    <meta:editing-cycles>6</meta:editing-cycles>
    <meta:generator>LibreOffice/7.0.3.1$Windows_X86_64 LibreOffice_project/d7547858d014d4cf69878db179d326fc3483e082</meta:generator>
    <meta:document-statistic meta:table-count="1" meta:cell-count="104" meta:object-count="0"/>
  </office:meta>
</office:document-meta>
</file>